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700000064284B83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03c0" officeooo:paragraph-rsid="001103c0"/>
    </style:style>
    <style:style style:name="P2" style:family="paragraph" style:parent-style-name="Standard">
      <style:text-properties officeooo:paragraph-rsid="001103c0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paragraph-rsid="001103c0" style:font-size-asian="12pt" style:font-size-complex="12pt"/>
    </style:style>
    <style:style style:name="P5" style:family="paragraph" style:parent-style-name="Standard">
      <style:text-properties fo:font-size="12pt" officeooo:rsid="001103c0" officeooo:paragraph-rsid="001103c0" style:font-size-asian="12pt" style:font-size-complex="12pt"/>
    </style:style>
    <style:style style:name="P6" style:family="paragraph" style:parent-style-name="Standard">
      <style:text-properties officeooo:rsid="001103c0" officeooo:paragraph-rsid="001103c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1c2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Standard"/>
      <text:p text:style-name="Standard"/>
      <text:p text:style-name="Standard">Participants :</text:p>
      <text:p text:style-name="Standard"/>
      <text:p text:style-name="Standard"/>
      <text:p text:style-name="Standard"><text:s/></text:p>
      <text:p text:style-name="Standard"/>
      <text:p text:style-name="Standard"/>
      <text:p text:style-name="Standard"><text:tab/><text:tab/></text:p>
      <text:p text:style-name="Standard"/>
      <text:p text:style-name="Standard"/>
      <text:p text:style-name="Standard"><text:tab/><text:tab/><text:tab/>Description du projet</text:p>
      <text:p text:style-name="Standard"/>
      <text:p text:style-name="Standard"/>
      <text:p text:style-name="Standard"/>
      <text:p text:style-name="Standard">Sujet : <text:span text:style-name="T2">Jeu Monopoly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1">Interface graphique  : <text:s/>Basée sur scala .swing et propose à utilisateur une simple interface à fin de modifier sa liste lecture, <text:s/>avec des fonctionnalités d'ajouter , supprimer et modifier les fichiers audio. </text:p>
      <text:p text:style-name="P2"/>
      <text:p text:style-name="P1">Base de donnée : Une base de donnée en SQL et exploitation de celle-ci avec <text:s/>la libraire ScalaQuery <text:s text:c="4"/></text:p>
      <text:p text:style-name="P1">pour ajouter, supprimer des fichiers, aussi récupérer la liste pour afficher.</text:p>
      <text:p text:style-name="P1"/>
      <text:p text:style-name="P1">Gestion fichier audio : qui va lire un fichier audio et régler le son également.</text:p>
      <text:p text:style-name="P1"/>
      <text:p text:style-name="P1"><text:soft-page-break/>Le but est de finir le projet vendredi <text:s/>5 septembre,</text:p>
      <text:p text:style-name="P1"/>
      <text:p text:style-name="P2">Steven : <text:s/>Gestion des fichier audio comme lecture,changer volume e.t.c. Et communication avec interface graphique , Recherche librairies </text:p>
      <text:p text:style-name="P2">H<text:span text:style-name="T1">useyin : Main,Interface graphique , configuration du projet ,conception,gestion github</text:span></text:p>
      <text:p text:style-name="P4">William : <text:s/>Modélisation de données , Gestion de base de données SQL</text:p>
      <text:p text:style-name="P4"/>
      <text:p text:style-name="P3"/>
      <text:p text:style-name="P3"/>
      <text:p text:style-name="P5">Lundi : Maquette interface, recherches sur les libraires , modélisation</text:p>
      <text:p text:style-name="P5">Mardi : Test des libraires, implémentation sur <text:s/>scala</text:p>
      <text:p text:style-name="P5">Mercredi : implémentation des méthodes, assemblage de ce qui est fait </text:p>
      <text:p text:style-name="P5">Jeudi : implémentation des méthodes, assemblage de ce qui est fait ,test</text:p>
      <text:p text:style-name="P5">Vendredi : Débogage et test</text:p>
      <text:p text:style-name="P3"/>
      <text:p text:style-name="P3"/>
      <text:p text:style-name="Standard"/>
      <text:p text:style-name="Standard"/>
      <text:p text:style-name="Standard"/>
      <text:p text:style-name="Standard">Annexe : Diagramme de classe du proje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1c2c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2.906cm" svg:y="-1.164cm" svg:width="4.754cm" svg:height="1.69cm" draw:z-index="1"><draw:image xlink:href="Pictures/100000000000013700000064284B834D.jpg" xlink:type="simple" xlink:show="embed" xlink:actuate="onLoad"/></draw:frame><text:tab/>Projet <text:span text:style-name="MT1">Monopoly</text:span> 201<text:span text:style-name="MT1">4</text:span> <text:s/>IT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0:27:27</meta:creation-date>
    <dc:date>2014-10-01T10:38:17.754452685</dc:date>
    <meta:editing-duration>PT9M41S</meta:editing-duration>
    <meta:editing-cycles>3</meta:editing-cycles>
    <meta:generator>LibreOffice/4.1.0.4$Linux_X86_64 LibreOffice_project/410m0$Build-4</meta:generator>
    <meta:print-date>2013-10-14T11:03:36</meta:print-date>
    <dc:creator>bilgin </dc:creator>
    <meta:document-statistic meta:table-count="0" meta:image-count="1" meta:object-count="0" meta:page-count="2" meta:paragraph-count="21" meta:word-count="192" meta:character-count="1233" meta:non-whitespace-character-count="1033"/>
  </office:meta>
</office:document-meta>
</file>